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3228in"/>
    </style:style>
    <style:style style:name="co3" style:family="table-column">
      <style:table-column-properties fo:break-before="auto" style:column-width="2.6654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3.309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5043in"/>
    </style:style>
    <style:style style:name="co8" style:family="table-column">
      <style:table-column-properties fo:break-before="auto" style:column-width="1.5319in"/>
    </style:style>
    <style:style style:name="co9" style:family="table-column">
      <style:table-column-properties fo:break-before="auto" style:column-width="1.3571in"/>
    </style:style>
    <style:style style:name="co10" style:family="table-column">
      <style:table-column-properties fo:break-before="auto" style:column-width="1.7661in"/>
    </style:style>
    <style:style style:name="co11" style:family="table-column">
      <style:table-column-properties fo:break-before="auto" style:column-width="1.5827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51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0.99pt solid #000000" fo:background-color="#ffff00" fo:border-left="0.99pt solid #000000" fo:border-right="none" fo:border-top="0.99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99pt solid #000000" fo:background-color="#ffff00" fo:border-left="none" fo:border-right="none" fo:border-top="0.99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000000" fo:background-color="#ffff00" fo:border-left="none" fo:border-right="0.99pt solid #000000" fo:border-top="0.99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row table:style-name="ro1">
          <table:table-cell table:style-name="ce5" office:value-type="string" calcext:value-type="string">
            <text:p>Text preprocessing type</text:p>
          </table:table-cell>
          <table:table-cell table:style-name="ce5" office:value-type="string" calcext:value-type="string">
            <text:p>File</text:p>
          </table:table-cell>
          <table:table-cell table:style-name="ce6" office:value-type="string" calcext:value-type="string">
            <text:p>Question basic</text:p>
          </table:table-cell>
          <table:table-cell table:style-name="ce6" office:value-type="string" calcext:value-type="string">
            <text:p>Variation</text:p>
          </table:table-cell>
          <table:table-cell table:style-name="ce6" office:value-type="string" calcext:value-type="string">
            <text:p>Question variation</text:p>
          </table:table-cell>
          <table:table-cell table:style-name="ce6" office:value-type="string" calcext:value-type="string">
            <text:p>Appear in </text:p>
            <text:p>20 similar</text:p>
          </table:table-cell>
          <table:table-cell table:style-name="ce6" office:value-type="string" calcext:value-type="string">
            <text:p>Num </text:p>
          </table:table-cell>
          <table:table-cell table:style-name="ce6" office:value-type="string" calcext:value-type="string">
            <text:p>Cosine distance from</text:p>
          </table:table-cell>
          <table:table-cell table:style-name="ce6" office:value-type="string" calcext:value-type="string">
            <text:p>Cosine distance to</text:p>
          </table:table-cell>
          <table:table-cell table:style-name="ce6" office:value-type="string" calcext:value-type="string">
            <text:p>Manhattan distance from</text:p>
          </table:table-cell>
          <table:table-cell table:style-name="ce6" office:value-type="string" calcext:value-type="string">
            <text:p>Manhattan distance to</text:p>
          </table:table-cell>
          <table:table-cell table:style-name="ce10" office:value-type="string" calcext:value-type="string">
            <text:p>Euclidean distance</text:p>
          </table:table-cell>
        </table:table-row>
        <table:table-row table:style-name="ro2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table:style-name="Default"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937833249568939" calcext:value-type="float">
            <text:p>0.9378332495689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First</text:p>
          </table:table-cell>
          <table:table-cell office:value-type="string" calcext:value-type="string">
            <text:p>What Is The Comprehensive Life Insurance To Buy?</text:p>
          </table:table-cell>
          <table:table-cell office:value-type="string" calcext:value-type="string">
            <text:p>Yes</text:p>
          </table:table-cell>
          <table:table-cell table:style-name="ce4"/>
          <table:table-cell table:style-name="ce4" office:value-type="float" office:value="0.932218134403229" calcext:value-type="float">
            <text:p>0.932218134403229</text:p>
          </table:table-cell>
          <table:table-cell table:style-name="ce4" office:value-type="float" office:value="0.870202243328095" calcext:value-type="float">
            <text:p>0.870202243328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Second</text:p>
          </table:table-cell>
          <table:table-cell office:value-type="string" calcext:value-type="string">
            <text:p>What Is The Comprehensive Life Insurance To Purchase?</text:p>
          </table:table-cell>
          <table:table-cell office:value-type="string" calcext:value-type="string">
            <text:p>Yes</text:p>
          </table:table-cell>
          <table:table-cell table:style-name="ce4"/>
          <table:table-cell table:style-name="ce4" office:value-type="float" office:value="0.931308269500732" calcext:value-type="float">
            <text:p>0.931308269500732</text:p>
          </table:table-cell>
          <table:table-cell table:style-name="ce4" office:value-type="float" office:value="0.85378098487854" calcext:value-type="float">
            <text:p>0.85378098487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What Is The Most Outstanding Guarantee To Purchase?</text:p>
          </table:table-cell>
          <table:table-cell office:value-type="string" calcext:value-type="string">
            <text:p>Yes</text:p>
          </table:table-cell>
          <table:table-cell table:style-name="ce4"/>
          <table:table-cell table:style-name="ce4" office:value-type="float" office:value="0.759359180927277" calcext:value-type="float">
            <text:p>0.759359180927277</text:p>
          </table:table-cell>
          <table:table-cell table:style-name="ce4" office:value-type="float" office:value="0.681267201900482" calcext:value-type="float">
            <text:p>0.6812672019004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table:style-name="Default"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37833249568939" calcext:value-type="float">
            <text:p>0.9378332495689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First</text:p>
          </table:table-cell>
          <table:table-cell office:value-type="string" calcext:value-type="string">
            <text:p>What Is The Comprehensive Life Insurance To Buy?</text:p>
          </table:table-cell>
          <table:table-cell table:style-name="Default" office:value-type="string" calcext:value-type="string">
            <text:p>Yes</text:p>
          </table:table-cell>
          <table:table-cell/>
          <table:table-cell office:value-type="float" office:value="0.932218134403229" calcext:value-type="float">
            <text:p>0.932218134403229</text:p>
          </table:table-cell>
          <table:table-cell office:value-type="float" office:value="0.887414634227753" calcext:value-type="float">
            <text:p>0.887414634227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Second</text:p>
          </table:table-cell>
          <table:table-cell office:value-type="string" calcext:value-type="string">
            <text:p>What Is The Comprehensive Life Insurance To Purchase?</text:p>
          </table:table-cell>
          <table:table-cell table:style-name="Default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0.931308269500732" calcext:value-type="float">
            <text:p>0.931308269500732</text:p>
          </table:table-cell>
          <table:table-cell office:value-type="float" office:value="0.871734082698822" calcext:value-type="float">
            <text:p>0.8717340826988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What Is The Most Outstanding Guarantee To Purchase?</text:p>
          </table:table-cell>
          <table:table-cell table:style-name="Default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0.759359180927277" calcext:value-type="float">
            <text:p>0.759359180927277</text:p>
          </table:table-cell>
          <table:table-cell office:value-type="float" office:value="0.699831426143646" calcext:value-type="float">
            <text:p>0.6998314261436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table:style-name="Default"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37833249568939" calcext:value-type="float">
            <text:p>0.9378332495689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First</text:p>
          </table:table-cell>
          <table:table-cell office:value-type="string" calcext:value-type="string">
            <text:p>What Is The Comprehensive Life Insurance To Buy?</text:p>
          </table:table-cell>
          <table:table-cell table:style-name="Default" office:value-type="string" calcext:value-type="string">
            <text:p>Yes</text:p>
          </table:table-cell>
          <table:table-cell/>
          <table:table-cell office:value-type="float" office:value="0.932218134403229" calcext:value-type="float">
            <text:p>0.932218134403229</text:p>
          </table:table-cell>
          <table:table-cell office:value-type="float" office:value="0.887414634227753" calcext:value-type="float">
            <text:p>0.887414634227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Second</text:p>
          </table:table-cell>
          <table:table-cell office:value-type="string" calcext:value-type="string">
            <text:p>What Is The Comprehensive Life Insurance To Purchase?</text:p>
          </table:table-cell>
          <table:table-cell table:style-name="Default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0.931308269500732" calcext:value-type="float">
            <text:p>0.931308269500732</text:p>
          </table:table-cell>
          <table:table-cell office:value-type="float" office:value="0.871734082698822" calcext:value-type="float">
            <text:p>0.8717340826988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What Is The Most Outstanding Guarantee To Purchase?</text:p>
          </table:table-cell>
          <table:table-cell table:style-name="Default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0.759359180927277" calcext:value-type="float">
            <text:p>0.759359180927277</text:p>
          </table:table-cell>
          <table:table-cell office:value-type="float" office:value="0.699831426143646" calcext:value-type="float">
            <text:p>0.6998314261436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table:style-name="Default"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What Is The Comprehensive Life Insurance To Buy?</text:p>
          </table:table-cell>
          <table:table-cell table:style-name="Default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.875" calcext:value-type="float">
            <text:p>0.875</text:p>
          </table:table-cell>
          <table:table-cell office:value-type="float" office:value="0.707106781186547" calcext:value-type="float">
            <text:p>0.7071067811865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Comprehensive Life Insurance To Purchase?</text:p>
          </table:table-cell>
          <table:table-cell table:style-name="Default"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float" office:value="0.875" calcext:value-type="float">
            <text:p>0.875</text:p>
          </table:table-cell>
          <table:table-cell office:value-type="float" office:value="0.670820393249937" calcext:value-type="float">
            <text:p>0.6708203932499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What Is The Most Outstanding Guarantee To Purchase?</text:p>
          </table:table-cell>
          <table:table-cell table:style-name="Default"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0.668153104781061" calcext:value-type="float">
            <text:p>0.668153104781061</text:p>
          </table:table-cell>
          <table:table-cell office:value-type="float" office:value="0.50709255283711" calcext:value-type="float">
            <text:p>0.507092552837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table:style-name="Default"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6681497663968" calcext:value-type="float">
            <text:p>0.6966814976639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What Is The Comprehensive Life Insurance To Buy?</text:p>
          </table:table-cell>
          <table:table-cell table:style-name="Default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0.704081029858772" calcext:value-type="float">
            <text:p>0.704081029858772</text:p>
          </table:table-cell>
          <table:table-cell office:value-type="float" office:value="0.468580303530282" calcext:value-type="float">
            <text:p>0.468580303530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Comprehensive Life Insurance To Purchase?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What Is The Most Outstanding Guarantee To Purchase?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table:style-name="Default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What Is The Comprehensive Life Insurance To Buy?</text:p>
          </table:table-cell>
          <table:table-cell table:style-name="Default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Comprehensive Life Insurance To Purchase?</text:p>
          </table:table-cell>
          <table:table-cell table:style-name="Default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What Is The Most Outstanding Guarantee To Purchase?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table:style-name="Default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What Is The Comprehensive Life Insurance To Buy?</text:p>
          </table:table-cell>
          <table:table-cell table:style-name="Default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Comprehensive Life Insurance To Purchase?</text:p>
          </table:table-cell>
          <table:table-cell table:style-name="Default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What Is The Most Outstanding Guarantee To Purchase?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table:style-name="Default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What Is The Comprehensive Life Insurance To Buy?</text:p>
          </table:table-cell>
          <table:table-cell table:style-name="Default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Comprehensive Life Insurance To Purchase?</text:p>
          </table:table-cell>
          <table:table-cell table:style-name="Default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What Is The Most Outstanding Guarantee To Purchase?</text:p>
          </table:table-cell>
          <table:table-cell table:style-name="Default" office:value-type="string" calcext:value-type="string">
            <text:p>Yes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table:style-name="Default"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937833249568939" calcext:value-type="float">
            <text:p>0.93783324956893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How Much Does A Whole Life Insurance Policy Usually Cost?</text:p>
          </table:table-cell>
          <table:table-cell office:value-type="string" calcext:value-type="string">
            <text:p>Yes</text:p>
          </table:table-cell>
          <table:table-cell table:style-name="ce4"/>
          <table:table-cell table:style-name="ce4" office:value-type="float" office:value="0.932218134403229" calcext:value-type="float">
            <text:p>0.932218134403229</text:p>
          </table:table-cell>
          <table:table-cell table:style-name="ce4" office:value-type="float" office:value="0.870202243328095" calcext:value-type="float">
            <text:p>0.87020224332809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Second</text:p>
          </table:table-cell>
          <table:table-cell office:value-type="string" calcext:value-type="string">
            <text:p>What Is The Typically Price Of Whole Life Insurance Policy?</text:p>
          </table:table-cell>
          <table:table-cell office:value-type="string" calcext:value-type="string">
            <text:p>Y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931308269500732" calcext:value-type="float">
            <text:p>0.931308269500732</text:p>
          </table:table-cell>
          <table:table-cell table:style-name="ce4" office:value-type="float" office:value="0.85378098487854" calcext:value-type="float">
            <text:p>0.8537809848785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At What Price Could Life Insurance Be Bought?</text:p>
          </table:table-cell>
          <table:table-cell office:value-type="string" calcext:value-type="string">
            <text:p>No</text:p>
          </table:table-cell>
          <table:table-cell table:style-name="ce4"/>
          <table:table-cell table:style-name="ce4" office:value-type="float" office:value="0.759359180927277" calcext:value-type="float">
            <text:p>0.759359180927277</text:p>
          </table:table-cell>
          <table:table-cell table:style-name="ce4" office:value-type="float" office:value="0.681267201900482" calcext:value-type="float">
            <text:p>0.68126720190048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table:style-name="Default"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37833249568939" calcext:value-type="float">
            <text:p>0.93783324956893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How Much Does A Whole Life Insurance Policy Usually Cost?</text:p>
          </table:table-cell>
          <table:table-cell table:style-name="Default" office:value-type="string" calcext:value-type="string">
            <text:p>Yes</text:p>
          </table:table-cell>
          <table:table-cell/>
          <table:table-cell office:value-type="float" office:value="0.932218134403229" calcext:value-type="float">
            <text:p>0.932218134403229</text:p>
          </table:table-cell>
          <table:table-cell office:value-type="float" office:value="0.887414634227753" calcext:value-type="float">
            <text:p>0.88741463422775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Second</text:p>
          </table:table-cell>
          <table:table-cell office:value-type="string" calcext:value-type="string">
            <text:p>What Is The Typically Price Of Whole Life Insurance Policy?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float" office:value="0.931308269500732" calcext:value-type="float">
            <text:p>0.931308269500732</text:p>
          </table:table-cell>
          <table:table-cell office:value-type="float" office:value="0.871734082698822" calcext:value-type="float">
            <text:p>0.8717340826988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At What Price Could Life Insurance Be Bought?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0.759359180927277" calcext:value-type="float">
            <text:p>0.759359180927277</text:p>
          </table:table-cell>
          <table:table-cell office:value-type="float" office:value="0.699831426143646" calcext:value-type="float">
            <text:p>0.69983142614364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table:style-name="Default"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37833249568939" calcext:value-type="float">
            <text:p>0.93783324956893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How Much Does A Whole Life Insurance Policy Usually Cost?</text:p>
          </table:table-cell>
          <table:table-cell table:style-name="Default" office:value-type="string" calcext:value-type="string">
            <text:p>Yes</text:p>
          </table:table-cell>
          <table:table-cell/>
          <table:table-cell office:value-type="float" office:value="0.932218134403229" calcext:value-type="float">
            <text:p>0.932218134403229</text:p>
          </table:table-cell>
          <table:table-cell office:value-type="float" office:value="0.887414634227753" calcext:value-type="float">
            <text:p>0.88741463422775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Second</text:p>
          </table:table-cell>
          <table:table-cell office:value-type="string" calcext:value-type="string">
            <text:p>What Is The Typically Price Of Whole Life Insurance Policy?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float" office:value="0.931308269500732" calcext:value-type="float">
            <text:p>0.931308269500732</text:p>
          </table:table-cell>
          <table:table-cell office:value-type="float" office:value="0.871734082698822" calcext:value-type="float">
            <text:p>0.8717340826988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At What Price Could Life Insurance Be Bought?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0.759359180927277" calcext:value-type="float">
            <text:p>0.759359180927277</text:p>
          </table:table-cell>
          <table:table-cell office:value-type="float" office:value="0.699831426143646" calcext:value-type="float">
            <text:p>0.69983142614364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table:style-name="Default"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First</text:p>
          </table:table-cell>
          <table:table-cell table:style-name="ce3" office:value-type="string" calcext:value-type="string">
            <text:p>How Much Does A Whole Life Insurance Policy Usually Cost?</text:p>
          </table:table-cell>
          <table:table-cell table:style-name="Default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.875" calcext:value-type="float">
            <text:p>0.875</text:p>
          </table:table-cell>
          <table:table-cell office:value-type="float" office:value="0.707106781186547" calcext:value-type="float">
            <text:p>0.70710678118654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Typically Price Of Whole Life Insurance Policy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-</text:p>
          </table:table-cell>
          <table:table-cell office:value-type="float" office:value="0.875" calcext:value-type="float">
            <text:p>0.875</text:p>
          </table:table-cell>
          <table:table-cell office:value-type="float" office:value="0.670820393249937" calcext:value-type="float">
            <text:p>0.67082039324993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At What Price Could Life Insurance Be Bought?</text:p>
          </table:table-cell>
          <table:table-cell table:number-columns-repeated="2"/>
          <table:table-cell office:value-type="float" office:value="0.668153104781061" calcext:value-type="float">
            <text:p>0.668153104781061</text:p>
          </table:table-cell>
          <table:table-cell office:value-type="float" office:value="0.50709255283711" calcext:value-type="float">
            <text:p>0.5070925528371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table:style-name="Default"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6681497663968" calcext:value-type="float">
            <text:p>0.69668149766396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First</text:p>
          </table:table-cell>
          <table:table-cell table:style-name="ce3" office:value-type="string" calcext:value-type="string">
            <text:p>How Much Does A Whole Life Insurance Policy Usually Cost?</text:p>
          </table:table-cell>
          <table:table-cell table:style-name="Default"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0.704081029858772" calcext:value-type="float">
            <text:p>0.704081029858772</text:p>
          </table:table-cell>
          <table:table-cell office:value-type="float" office:value="0.468580303530282" calcext:value-type="float">
            <text:p>0.46858030353028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Typically Price Of Whole Life Insurance Policy?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At What Price Could Life Insurance Be Bought?</text:p>
          </table:table-cell>
          <table:table-cell/>
          <table:table-cell table:number-columns-repeated="3" office:value-type="string" calcext:value-type="string">
            <text:p><text:s/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table:style-name="Default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First</text:p>
          </table:table-cell>
          <table:table-cell table:style-name="ce3" office:value-type="string" calcext:value-type="string">
            <text:p>How Much Does A Whole Life Insurance Policy Usually Cost?</text:p>
          </table:table-cell>
          <table:table-cell table:style-name="Default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Typically Price Of Whole Life Insurance Policy?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At What Price Could Life Insurance Be Bought?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table:style-name="Default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First</text:p>
          </table:table-cell>
          <table:table-cell table:style-name="ce3" office:value-type="string" calcext:value-type="string">
            <text:p>How Much Does A Whole Life Insurance Policy Usually Cost?</text:p>
          </table:table-cell>
          <table:table-cell table:style-name="Default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Typically Price Of Whole Life Insurance Policy?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At What Price Could Life Insurance Be Bought?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First</text:p>
          </table:table-cell>
          <table:table-cell table:style-name="ce3" office:value-type="string" calcext:value-type="string">
            <text:p>How Much Does A Whole Life Insurance Policy Usually Cost?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Typically Price Of Whole Life Insurance Policy?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At What Price Could Life Insurance Be Bought?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table:style-name="Default"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937833249568939" calcext:value-type="float">
            <text:p>0.9378332495689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Who Should Buy Critical Illness Insurance?</text:p>
          </table:table-cell>
          <table:table-cell office:value-type="string" calcext:value-type="string">
            <text:p>Ye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932218134403229" calcext:value-type="float">
            <text:p>0.932218134403229</text:p>
          </table:table-cell>
          <table:table-cell table:style-name="ce4" office:value-type="float" office:value="0.870202243328095" calcext:value-type="float">
            <text:p>0.8702022433280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Second</text:p>
          </table:table-cell>
          <table:table-cell office:value-type="string" calcext:value-type="string">
            <text:p>Critical Illness Insurance should be got by who?</text:p>
          </table:table-cell>
          <table:table-cell office:value-type="string" calcext:value-type="string">
            <text:p>Y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931308269500732" calcext:value-type="float">
            <text:p>0.931308269500732</text:p>
          </table:table-cell>
          <table:table-cell table:style-name="ce4" office:value-type="float" office:value="0.85378098487854" calcext:value-type="float">
            <text:p>0.853780984878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Critical Illness Insurance Should Be Bought By Who?</text:p>
          </table:table-cell>
          <table:table-cell office:value-type="string" calcext:value-type="string">
            <text:p>Ye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759359180927277" calcext:value-type="float">
            <text:p>0.759359180927277</text:p>
          </table:table-cell>
          <table:table-cell table:style-name="ce4" office:value-type="float" office:value="0.681267201900482" calcext:value-type="float">
            <text:p>0.68126720190048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937833249568939" calcext:value-type="float">
            <text:p>0.9378332495689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Who Should Buy Critical Illness Insurance?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.932218134403229" calcext:value-type="float">
            <text:p>0.932218134403229</text:p>
          </table:table-cell>
          <table:table-cell office:value-type="float" office:value="0.887414634227753" calcext:value-type="float">
            <text:p>0.8874146342277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Second</text:p>
          </table:table-cell>
          <table:table-cell office:value-type="string" calcext:value-type="string">
            <text:p>Critical Illness Insurance should be got by who?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.931308269500732" calcext:value-type="float">
            <text:p>0.931308269500732</text:p>
          </table:table-cell>
          <table:table-cell office:value-type="float" office:value="0.871734082698822" calcext:value-type="float">
            <text:p>0.8717340826988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Critical Illness Insurance Should Be Bought By Who?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.759359180927277" calcext:value-type="float">
            <text:p>0.759359180927277</text:p>
          </table:table-cell>
          <table:table-cell office:value-type="float" office:value="0.699831426143646" calcext:value-type="float">
            <text:p>0.69983142614364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table:style-name="Default"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37833249568939" calcext:value-type="float">
            <text:p>0.9378332495689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Who Should Buy Critical Illness Insurance?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.932218134403229" calcext:value-type="float">
            <text:p>0.932218134403229</text:p>
          </table:table-cell>
          <table:table-cell office:value-type="float" office:value="0.887414634227753" calcext:value-type="float">
            <text:p>0.8874146342277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Second</text:p>
          </table:table-cell>
          <table:table-cell office:value-type="string" calcext:value-type="string">
            <text:p>Critical Illness Insurance should be got by who?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.931308269500732" calcext:value-type="float">
            <text:p>0.931308269500732</text:p>
          </table:table-cell>
          <table:table-cell office:value-type="float" office:value="0.871734082698822" calcext:value-type="float">
            <text:p>0.8717340826988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Critical Illness Insurance Should Be Bought By Who?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.759359180927277" calcext:value-type="float">
            <text:p>0.759359180927277</text:p>
          </table:table-cell>
          <table:table-cell office:value-type="float" office:value="0.699831426143646" calcext:value-type="float">
            <text:p>0.69983142614364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table:style-name="Default"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First</text:p>
          </table:table-cell>
          <table:table-cell table:style-name="ce3" office:value-type="string" calcext:value-type="string">
            <text:p>Who Should Buy Critical Illness Insurance?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0.875" calcext:value-type="float">
            <text:p>0.875</text:p>
          </table:table-cell>
          <table:table-cell office:value-type="float" office:value="0.707106781186547" calcext:value-type="float">
            <text:p>0.70710678118654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Critical Illness Insurance should be got by who?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.875" calcext:value-type="float">
            <text:p>0.875</text:p>
          </table:table-cell>
          <table:table-cell office:value-type="float" office:value="0.670820393249937" calcext:value-type="float">
            <text:p>0.6708203932499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Censorious Illness Insurance Should Be Bought By Who?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.668153104781061" calcext:value-type="float">
            <text:p>0.668153104781061</text:p>
          </table:table-cell>
          <table:table-cell office:value-type="float" office:value="0.50709255283711" calcext:value-type="float">
            <text:p>0.5070925528371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table:style-name="Default"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6681497663968" calcext:value-type="float">
            <text:p>0.6966814976639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First</text:p>
          </table:table-cell>
          <table:table-cell table:style-name="ce3" office:value-type="string" calcext:value-type="string">
            <text:p>Who Should Buy Critical Illness Insurance?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.704081029858772" calcext:value-type="float">
            <text:p>0.704081029858772</text:p>
          </table:table-cell>
          <table:table-cell office:value-type="float" office:value="0.468580303530282" calcext:value-type="float">
            <text:p>0.46858030353028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Critical Illness Insurance should be got by who?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Censorious Illness Insurance Should Be Bought By Who?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table:style-name="Default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First</text:p>
          </table:table-cell>
          <table:table-cell table:style-name="ce3" office:value-type="string" calcext:value-type="string">
            <text:p>Who Should Buy Critical Illness Insurance?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Critical Illness Insurance should be got by who?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Critical Illness Insurance Should Be Bought By Who?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table:style-name="Default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First</text:p>
          </table:table-cell>
          <table:table-cell table:style-name="ce3" office:value-type="string" calcext:value-type="string">
            <text:p>Who Should Buy Critical Illness Insurance?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Critical Illness Insurance should be got by who?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Critical Illness Insurance Should Be Bought By Who?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table:style-name="Default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First</text:p>
          </table:table-cell>
          <table:table-cell table:style-name="ce3" office:value-type="string" calcext:value-type="string">
            <text:p>Who Should Buy Critical Illness Insurance?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Critical Illness Insurance should be got by who?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Critical Illness Insurance Should Be Bought By Who?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L97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 style:data-style-name="N2" text:time-value="09:29:09.9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5T10:12:43.798000000</meta:creation-date>
    <dc:date>2021-09-10T10:01:21.544000000</dc:date>
    <meta:editing-duration>PT7H23M15S</meta:editing-duration>
    <meta:editing-cycles>42</meta:editing-cycles>
    <meta:generator>LibreOffice/7.1.3.2$Windows_X86_64 LibreOffice_project/47f78053abe362b9384784d31a6e56f8511eb1c1</meta:generator>
    <meta:document-statistic meta:table-count="1" meta:cell-count="825" meta:object-count="0"/>
  </office:meta>
</office:document-meta>
</file>